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66" draw:fill="none" draw:textarea-vertical-align="middle"/>
    </style:style>
    <style:style style:name="gr2" style:family="graphic" style:parent-style-name="standard">
      <style:graphic-properties svg:stroke-color="#666666" draw:fill-color="#ff999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666666" draw:fill-color="#ffff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6666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666666"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666666" draw:fill-color="#ff9999" draw:textarea-vertical-align="middle"/>
    </style:style>
    <style:style style:name="gr7" style:family="graphic" style:parent-style-name="standard">
      <style:graphic-properties svg:stroke-color="#666666" draw:fill-color="#ffff66" draw:textarea-vertical-align="middle"/>
    </style:style>
    <style:style style:name="gr8" style:family="graphic" style:parent-style-name="standard">
      <style:graphic-properties svg:stroke-color="#666666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6cm" fo:min-width="1.0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5cm" fo:min-width="1.0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8cm" fo:min-width="0.3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4cm" fo:min-width="2.4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4cm" fo:min-width="1.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4cm" fo:min-width="1.9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4cm" fo:min-width="2.011cm"/>
    </style:style>
    <style:style style:name="gr20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1" style:family="graphic" style:parent-style-name="standard">
      <style:graphic-properties svg:stroke-color="#666666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color="#666666"/>
    </style:style>
    <style:style style:name="P4" style:family="paragraph">
      <style:text-properties fo:color="#666666" fo:font-size="12pt" style:font-size-asian="12pt" style:font-size-complex="12pt"/>
    </style:style>
    <style:style style:name="T1" style:family="text">
      <style:text-properties fo:color="#666666" fo:font-size="8pt" style:font-size-asian="8pt" style:font-size-complex="8pt"/>
    </style:style>
    <style:style style:name="T2" style:family="text">
      <style:text-properties fo:color="#666666" fo:font-size="6pt" style:font-size-asian="6pt" style:font-size-complex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666666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666666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992cm" svg:height="2.994cm" svg:x="5.113cm" svg:y="1.598cm">
          <text:p/>
        </draw:rect>
        <draw:custom-shape draw:style-name="gr2" draw:text-style-name="P1" draw:layer="layout" svg:width="1.542cm" svg:height="1.543cm" svg:x="0.6cm" svg:y="1.25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179.2915531335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.028cm" svg:height="1.029cm" svg:x="1.78cm" svg:y="2.41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746.6533466533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541cm" svg:height="1.542cm" svg:x="2.452cm" svg:y="3.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25.183211192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383cm" svg:height="3.348cm" svg:x="0.6cm" svg:y="1.25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402.399400149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6" draw:text-style-name="P1" draw:layer="layout" svg:width="1.096cm" svg:height="1.098cm" svg:x="5.113cm" svg:y="1.598cm">
          <text:p/>
        </draw:rect>
        <draw:rect draw:style-name="gr7" draw:text-style-name="P1" draw:layer="layout" svg:width="0.7cm" svg:height="0.698cm" svg:x="6.209cm" svg:y="2.696cm">
          <text:p/>
        </draw:rect>
        <draw:rect draw:style-name="gr8" draw:text-style-name="P1" draw:layer="layout" svg:width="1.196cm" svg:height="1.198cm" svg:x="6.909cm" svg:y="3.394cm">
          <text:p/>
        </draw:rect>
        <draw:frame draw:style-name="gr9" draw:text-style-name="P2" draw:layer="layout" svg:width="1.451cm" svg:height="2.266cm" svg:x="5.013cm" svg:y="1.55cm">
          <draw:text-box>
            <text:p><text:span text:style-name="T1">0 <text:s/>1 <text:s/>1 <text:s/></text:span></text:p>
            <text:p><text:span text:style-name="T1">1 <text:s/>0 <text:s/>1 <text:s/></text:span></text:p>
            <text:p><text:span text:style-name="T1">1 <text:s/>1 <text:s/>1</text:span><text:span text:style-name="T2"> </text:span></text:p>
            <text:p><text:span text:style-name="T3"/></text:p>
          </draw:text-box>
        </draw:frame>
        <draw:frame draw:style-name="gr10" draw:text-style-name="P2" draw:layer="layout" svg:width="1.08cm" svg:height="1.312cm" svg:x="6.08cm" svg:y="2.595cm">
          <draw:text-box>
            <text:p><text:span text:style-name="T1">1 <text:s/>1 1 <text:s/>0 </text:span></text:p>
          </draw:text-box>
        </draw:frame>
        <draw:frame draw:style-name="gr11" draw:text-style-name="P2" draw:layer="layout" svg:width="1.453cm" svg:height="2.265cm" svg:x="6.854cm" svg:y="3.394cm">
          <draw:text-box>
            <text:p><text:span text:style-name="T1">1 <text:s/>0 <text:s/>1 <text:s/></text:span></text:p>
            <text:p><text:span text:style-name="T1">0 <text:s/>1 <text:s/>0 <text:s/></text:span></text:p>
            <text:p><text:span text:style-name="T1">1 <text:s/>0 <text:s/>0</text:span><text:span text:style-name="T2"> </text:span></text:p>
            <text:p><text:span text:style-name="T3"/></text:p>
          </draw:text-box>
        </draw:frame>
        <draw:rect draw:style-name="gr8" draw:text-style-name="P1" xml:id="id6" draw:id="id6" draw:layer="layout" svg:width="0.899cm" svg:height="1.198cm" svg:x="9.402cm" svg:y="3.394cm">
          <text:p/>
        </draw:rect>
        <draw:rect draw:style-name="gr7" draw:text-style-name="P1" xml:id="id4" draw:id="id4" draw:layer="layout" svg:width="0.899cm" svg:height="0.698cm" svg:x="9.402cm" svg:y="2.696cm">
          <text:p/>
        </draw:rect>
        <draw:rect draw:style-name="gr6" draw:text-style-name="P1" xml:id="id2" draw:id="id2" draw:layer="layout" svg:width="0.899cm" svg:height="1.098cm" svg:x="9.402cm" svg:y="1.598cm">
          <text:p/>
        </draw:rect>
        <draw:frame draw:style-name="gr12" draw:text-style-name="P3" draw:layer="layout" svg:width="0.814cm" svg:height="1.048cm" svg:x="8.306cm" svg:y="2.495cm">
          <draw:text-box>
            <text:p text:style-name="P3"><text:span text:style-name="T4">x</text:span></text:p>
          </draw:text-box>
        </draw:frame>
        <draw:frame draw:style-name="gr13" draw:text-style-name="P4" draw:layer="layout" svg:width="2.979cm" svg:height="1.304cm" svg:x="0.721cm" svg:y="5.09cm">
          <draw:text-box>
            <text:p text:style-name="P3"><text:span text:style-name="T5">E </text:span><text:span text:style-name="T6">∈</text:span><text:span text:style-name="T5"> (N,N,F)</text:span></text:p>
          </draw:text-box>
        </draw:frame>
        <draw:frame draw:style-name="gr14" draw:text-style-name="P4" draw:layer="layout" svg:width="2.616cm" svg:height="1.304cm" svg:x="5.411cm" svg:y="5.09cm">
          <draw:text-box>
            <text:p text:style-name="P3"><text:span text:style-name="T5">A </text:span><text:span text:style-name="T6">∈ </text:span><text:span text:style-name="T5">(N,N)</text:span></text:p>
          </draw:text-box>
        </draw:frame>
        <draw:frame draw:style-name="gr15" draw:text-style-name="P4" draw:layer="layout" svg:width="2.697cm" svg:height="1.304cm" svg:x="8.857cm" svg:y="5.09cm">
          <draw:text-box>
            <text:p text:style-name="P3"><text:span text:style-name="T5">n </text:span><text:span text:style-name="T6">∈ </text:span><text:span text:style-name="T5">(N,F)</text:span></text:p>
          </draw:text-box>
        </draw:frame>
        <draw:rect draw:style-name="gr8" draw:text-style-name="P1" xml:id="id5" draw:id="id5" draw:layer="layout" svg:width="0.499cm" svg:height="1.298cm" svg:x="12.656cm" svg:y="3.643cm">
          <text:p/>
        </draw:rect>
        <draw:rect draw:style-name="gr7" draw:text-style-name="P1" xml:id="id3" draw:id="id3" draw:layer="layout" svg:width="0.499cm" svg:height="0.999cm" svg:x="12.656cm" svg:y="2.644cm">
          <text:p/>
        </draw:rect>
        <draw:rect draw:style-name="gr6" draw:text-style-name="P1" xml:id="id1" draw:id="id1" draw:layer="layout" svg:width="0.499cm" svg:height="2.394cm" svg:x="12.656cm" svg:y="0.25cm">
          <text:p/>
        </draw:rect>
        <draw:frame draw:style-name="gr16" draw:text-style-name="P2" draw:layer="layout" svg:width="1.081cm" svg:height="3.04cm" svg:x="12.496cm" svg:y="0.2cm">
          <draw:text-box>
            <text:p><text:span text:style-name="T1">01 <text:s/></text:span></text:p>
            <text:p><text:span text:style-name="T1">02</text:span></text:p>
            <text:p><text:span text:style-name="T1">10</text:span></text:p>
            <text:p><text:span text:style-name="T1">12</text:span></text:p>
            <text:p><text:span text:style-name="T1">20</text:span></text:p>
            <text:p><text:span text:style-name="T1">21</text:span></text:p>
            <text:p><text:span text:style-name="T1">22</text:span></text:p>
            <text:p><text:span text:style-name="T1"><text:s/></text:span></text:p>
          </draw:text-box>
        </draw:frame>
        <draw:frame draw:style-name="gr17" draw:text-style-name="P2" draw:layer="layout" svg:width="1.081cm" svg:height="2.348cm" svg:x="12.496cm" svg:y="2.546cm">
          <draw:text-box>
            <text:p><text:span text:style-name="T1">33 <text:s/></text:span></text:p>
            <text:p><text:span text:style-name="T1">34</text:span></text:p>
            <text:p><text:span text:style-name="T1">43</text:span></text:p>
            <text:p><text:span text:style-name="T1"/></text:p>
            <text:p><text:span text:style-name="T1"/></text:p>
            <text:p><text:span text:style-name="T1"><text:s/></text:span></text:p>
          </draw:text-box>
        </draw:frame>
        <draw:frame draw:style-name="gr18" draw:text-style-name="P2" draw:layer="layout" svg:width="1.081cm" svg:height="2.349cm" svg:x="12.496cm" svg:y="3.548cm">
          <draw:text-box>
            <text:p><text:span text:style-name="T1">55 <text:s/></text:span></text:p>
            <text:p><text:span text:style-name="T1">57</text:span></text:p>
            <text:p><text:span text:style-name="T1">66</text:span></text:p>
            <text:p><text:span text:style-name="T1">75</text:span></text:p>
            <text:p><text:span text:style-name="T1"/></text:p>
            <text:p><text:span text:style-name="T1"><text:s/></text:span></text:p>
          </draw:text-box>
        </draw:frame>
        <draw:frame draw:style-name="gr19" draw:text-style-name="P4" draw:layer="layout" svg:width="2.553cm" svg:height="1.304cm" svg:x="11.997cm" svg:y="5.09cm">
          <draw:text-box>
            <text:p text:style-name="P3"><text:span text:style-name="T5">m </text:span><text:span text:style-name="T6">∈ </text:span><text:span text:style-name="T5">(M,2)</text:span></text:p>
          </draw:text-box>
        </draw:frame>
        <draw:connector draw:style-name="gr20" draw:text-style-name="P1" draw:layer="layout" draw:type="curve" svg:x1="12.656cm" svg:y1="1.447cm" svg:x2="10.301cm" svg:y2="2.147cm" draw:start-shape="id1" draw:start-glue-point="3" draw:end-shape="id2" draw:end-glue-point="1" svg:d="M12656 1447c-1765 0-588 700-2355 700">
          <text:p/>
        </draw:connector>
        <draw:connector draw:style-name="gr20" draw:text-style-name="P1" draw:layer="layout" draw:type="curve" svg:x1="12.656cm" svg:y1="3.143cm" svg:x2="10.301cm" svg:y2="3.045cm" draw:start-shape="id3" draw:start-glue-point="3" draw:end-shape="id4" draw:end-glue-point="1" svg:d="M12656 3143c-1765 0-588-98-2355-98">
          <text:p/>
        </draw:connector>
        <draw:connector draw:style-name="gr20" draw:text-style-name="P1" draw:layer="layout" draw:type="curve" svg:x1="12.656cm" svg:y1="4.292cm" svg:x2="10.301cm" svg:y2="3.993cm" draw:start-shape="id5" draw:start-glue-point="3" draw:end-shape="id6" draw:end-glue-point="1" svg:d="M12656 4292c-1765 0-588-299-2355-299">
          <text:p/>
        </draw:connector>
        <draw:rect draw:style-name="gr8" draw:text-style-name="P1" draw:layer="layout" svg:width="1.537cm" svg:height="1.297cm" svg:x="15.65cm" svg:y="3.593cm">
          <text:p/>
        </draw:rect>
        <draw:rect draw:style-name="gr7" draw:text-style-name="P1" draw:layer="layout" svg:width="1.537cm" svg:height="0.998cm" svg:x="15.65cm" svg:y="2.595cm">
          <text:p/>
        </draw:rect>
        <draw:rect draw:style-name="gr6" draw:text-style-name="P1" draw:layer="layout" svg:width="1.537cm" svg:height="2.395cm" svg:x="15.65cm" svg:y="0.2cm">
          <text:p/>
        </draw:rect>
        <draw:frame draw:style-name="gr15" draw:text-style-name="P4" draw:layer="layout" svg:width="2.634cm" svg:height="1.304cm" svg:x="15.327cm" svg:y="5.074cm">
          <draw:text-box>
            <text:p text:style-name="P3"><text:span text:style-name="T5">e </text:span><text:span text:style-name="T6">∈ </text:span><text:span text:style-name="T5">(M,F)</text:span></text:p>
          </draw:text-box>
        </draw:frame>
        <draw:line draw:style-name="gr21" draw:text-style-name="P1" draw:layer="layout" svg:x1="13.7cm" svg:y1="2.8cm" svg:x2="15.1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18T19:03:14.66</meta:creation-date>
    <dc:date>2020-08-19T12:22:29.06</dc:date>
    <meta:editing-duration>PT42M45S</meta:editing-duration>
    <meta:editing-cycles>8</meta:editing-cycles>
    <meta:generator>OpenOffice/4.1.7$Win32 OpenOffice.org_project/417m1$Build-9800</meta:generator>
    <meta:document-statistic meta:object-count="33"/>
  </office:meta>
</office:document-meta>
</file>